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9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fo:background-color="#D8D8D8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4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8.09625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2.936875cm" style:use-optimal-column-width="true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</style:style>
    <style:style style:name="ce1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1" style:base-cell-address="Data_Sheet.B6"/>
      <style:map style:condition="is-true-formula(msoxl:AND(NOT(ISBLANK($A6)),ISBLANK(B6)))" style:apply-style-name="cf1" style:base-cell-address="Data_Sheet.B6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1" style:base-cell-address="Data_Sheet.C6"/>
      <style:map style:condition="is-true-formula(msoxl:AND(NOT(ISBLANK(A6)),ISBLANK(C6)))" style:apply-style-name="cf1" style:base-cell-address="Data_Sheet.C6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</style:style>
    <style:style style:name="ce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</style:style>
    <style:style style:name="ce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Data_Sheet.B4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</style:style>
    <style:style style:name="ce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</style:style>
    <style:style style:name="ce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</style:style>
    <style:style style:name="ce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10)),ISBLANK(B10)))" style:apply-style-name="cf1" style:base-cell-address="Data_Sheet.B10"/>
      <style:map style:condition="is-true-formula(msoxl:AND(NOT(ISBLANK($A10)),ISBLANK(B10)))" style:apply-style-name="cf1" style:base-cell-address="Data_Sheet.B10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8)),ISBLANK(B8)))" style:apply-style-name="cf1" style:base-cell-address="Data_Sheet.B8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9)),ISBLANK(B9)))" style:apply-style-name="cf1" style:base-cell-address="Data_Sheet.B9"/>
      <style:map style:condition="is-true-formula(msoxl:AND(NOT(ISBLANK($A9)),ISBLANK(B9)))" style:apply-style-name="cf1" style:base-cell-address="Data_Sheet.B9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9)),ISBLANK(C9)))" style:apply-style-name="cf1" style:base-cell-address="Data_Sheet.C9"/>
      <style:map style:condition="is-true-formula(msoxl:AND(NOT(ISBLANK(A9)),ISBLANK(C9)))" style:apply-style-name="cf1" style:base-cell-address="Data_Sheet.C9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10)),ISBLANK(C10)))" style:apply-style-name="cf1" style:base-cell-address="Data_Sheet.C10"/>
      <style:map style:condition="is-true-formula(msoxl:AND(NOT(ISBLANK(A10)),ISBLANK(C10)))" style:apply-style-name="cf1" style:base-cell-address="Data_Sheet.C10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1" style:base-cell-address="Data_Sheet.C8"/>
      <style:map style:condition="is-true-formula(msoxl:AND(NOT(ISBLANK(A8)),ISBLANK(C8)))" style:apply-style-name="cf1" style:base-cell-address="Data_Sheet.C8"/>
    </style:style>
    <style:style style:name="ce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</style:style>
    <style:style style:name="ce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</style:style>
    <style:style style:name="ce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</style:style>
    <style:style style:name="ce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F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</style:style>
    <style:style style:name="ce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</style:style>
    <style:style style:name="ce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</style:style>
    <style:style style:name="ce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6)),ISBLANK(E6)))" style:apply-style-name="cf1" style:base-cell-address="Data_Sheet.E6"/>
    </style:style>
    <style:style style:name="ce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</style:style>
    <style:style style:name="ce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</style:style>
    <style:style style:name="ce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</style:style>
    <style:style style:name="ce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</style:style>
    <style:style style:name="ce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</style:style>
    <style:style style:name="ce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</style:style>
    <style:style style:name="ce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</style:style>
    <style:style style:name="ce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</style:style>
    <style:style style:name="ce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</style:style>
    <style:style style:name="ce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</style:style>
    <style:style style:name="ce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</style:style>
    <style:style style:name="ce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</style:style>
    <style:style style:name="ce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</style:style>
    <style:style style:name="ce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</style:style>
    <style:style style:name="ce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H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</style:style>
    <style:style style:name="ce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</style:style>
    <style:style style:name="ce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</style:style>
    <style:style style:name="ce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</style:style>
    <style:style style:name="ce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</style:style>
    <style:style style:name="ce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</style:style>
    <style:style style:name="ce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</style:style>
    <style:style style:name="ce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</style:style>
    <style:style style:name="ce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</style:style>
    <style:style style:name="ce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</style:style>
    <style:style style:name="ce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</style:style>
    <style:style style:name="ce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</style:style>
    <style:style style:name="ce6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J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</style:style>
    <style:style style:name="ce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</style:style>
    <style:style style:name="ce6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</style:style>
    <style:style style:name="ce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</style:style>
    <style:style style:name="ce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</style:style>
    <style:style style:name="ce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</style:style>
    <style:style style:name="ce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</style:style>
    <style:style style:name="ce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</style:style>
    <style:style style:name="ce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</style:style>
    <style:style style:name="ce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</style:style>
    <style:style style:name="ce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</style:style>
    <style:style style:name="ce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</style:style>
    <style:style style:name="ce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L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</style:style>
    <style:style style:name="ce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</style:style>
    <style:style style:name="ce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</style:style>
    <style:style style:name="ce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</style:style>
    <style:style style:name="ce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</style:style>
    <style:style style:name="ce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</style:style>
    <style:style style:name="ce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</style:style>
    <style:style style:name="ce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</style:style>
    <style:style style:name="ce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</style:style>
    <style:style style:name="ce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</style:style>
    <style:style style:name="ce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</style:style>
    <style:style style:name="ce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</style:style>
    <style:style style:name="ce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</style:style>
    <style:style style:name="ce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</style:style>
    <style:style style:name="ce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</style:style>
    <style:style style:name="ce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</style:style>
    <style:style style:name="ce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</style:style>
    <style:style style:name="ce9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</style:style>
    <style:style style:name="ce9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</style:style>
    <style:style style:name="ce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N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</style:style>
    <style:style style:name="ce9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</style:style>
    <style:style style:name="ce1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</style:style>
    <style:style style:name="ce10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</style:style>
    <style:style style:name="ce10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</style:style>
    <style:style style:name="ce1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</style:style>
    <style:style style:name="ce10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</style:style>
    <style:style style:name="ce10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</style:style>
    <style:style style:name="ce10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</style:style>
    <style:style style:name="ce10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</style:style>
    <style:style style:name="ce10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</style:style>
    <style:style style:name="ce10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</style:style>
    <style:style style:name="ce11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</style:style>
    <style:style style:name="ce11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P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</style:style>
    <style:style style:name="ce11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</style:style>
    <style:style style:name="ce11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</style:style>
    <style:style style:name="ce11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</style:style>
    <style:style style:name="ce11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</style:style>
    <style:style style:name="ce11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5)),ISBLANK(Q5)))" style:apply-style-name="cf1" style:base-cell-address="Data_Sheet.Q5"/>
    </style:style>
    <style:style style:name="ce11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</style:style>
    <style:style style:name="ce1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</style:style>
    <style:style style:name="ce1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</style:style>
    <style:style style:name="ce1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</style:style>
    <style:style style:name="ce12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9)),ISBLANK(Q9)))" style:apply-style-name="cf1" style:base-cell-address="Data_Sheet.Q9"/>
      <style:map style:condition="is-true-formula(msoxl:AND(NOT(ISBLANK(P9)),ISBLANK(Q9)))" style:apply-style-name="cf1" style:base-cell-address="Data_Sheet.Q9"/>
      <style:map style:condition="is-true-formula(msoxl:AND(NOT(ISBLANK(P9)),ISBLANK(Q9)))" style:apply-style-name="cf1" style:base-cell-address="Data_Sheet.Q9"/>
    </style:style>
    <style:style style:name="ce1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</style:style>
    <style:style style:name="ce1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</style:style>
    <style:style style:name="ce1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</style:style>
    <style:style style:name="ce12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10)),ISBLANK(Q10)))" style:apply-style-name="cf1" style:base-cell-address="Data_Sheet.Q10"/>
      <style:map style:condition="is-true-formula(msoxl:AND(NOT(ISBLANK(P10)),ISBLANK(Q10)))" style:apply-style-name="cf1" style:base-cell-address="Data_Sheet.Q10"/>
      <style:map style:condition="is-true-formula(msoxl:AND(NOT(ISBLANK(P10)),ISBLANK(Q10)))" style:apply-style-name="cf1" style:base-cell-address="Data_Sheet.Q10"/>
    </style:style>
    <style:style style:name="ce12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</style:style>
    <style:style style:name="ce1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</style:style>
    <style:style style:name="ce1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</style:style>
    <style:style style:name="ce1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</style:style>
    <style:style style:name="ce1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</style:style>
    <style:style style:name="ce1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</style:style>
    <style:style style:name="ce1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</style:style>
    <style:style style:name="ce1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</style:style>
    <style:style style:name="ce1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</style:style>
    <style:style style:name="ce1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</style:style>
    <style:style style:name="ce1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</style:style>
    <style:style style:name="ce1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</style:style>
    <style:style style:name="ce1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</style:style>
    <style:style style:name="ce1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</style:style>
    <style:style style:name="ce1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</style:style>
    <style:style style:name="ce1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</style:style>
    <style:style style:name="ce1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</style:style>
    <style:style style:name="ce1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</style:style>
    <style:style style:name="ce1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</style:style>
    <style:style style:name="ce1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</style:style>
    <style:style style:name="ce1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</style:style>
    <style:style style:name="ce1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</style:style>
    <style:style style:name="ce1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</style:style>
    <style:style style:name="ce1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</style:style>
    <style:style style:name="ce1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</style:style>
    <style:style style:name="ce1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</style:style>
    <style:style style:name="ce1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</style:style>
    <style:style style:name="ce1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</style:style>
    <style:style style:name="ce1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</style:style>
    <style:style style:name="ce1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</style:style>
    <style:style style:name="ce1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</style:style>
    <style:style style:name="ce1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</style:style>
    <style:style style:name="ce1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</style:style>
    <style:style style:name="ce1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</style:style>
    <style:style style:name="ce16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</style:style>
    <style:style style:name="ce16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10)),ISBLANK(AA10)))" style:apply-style-name="cf1" style:base-cell-address="Data_Sheet.AA10"/>
      <style:map style:condition="is-true-formula(msoxl:AND(NOT(ISBLANK(Z10)),ISBLANK(AA10)))" style:apply-style-name="cf1" style:base-cell-address="Data_Sheet.AA10"/>
      <style:map style:condition="is-true-formula(msoxl:AND(NOT(ISBLANK(Z10)),ISBLANK(AA10)))" style:apply-style-name="cf1" style:base-cell-address="Data_Sheet.AA10"/>
    </style:style>
    <style:style style:name="ce16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</style:style>
    <style:style style:name="ce16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</style:style>
    <style:style style:name="ce16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</style:style>
    <style:style style:name="ce16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9)),ISBLANK(AA9)))" style:apply-style-name="cf1" style:base-cell-address="Data_Sheet.AA9"/>
      <style:map style:condition="is-true-formula(msoxl:AND(NOT(ISBLANK(Z9)),ISBLANK(AA9)))" style:apply-style-name="cf1" style:base-cell-address="Data_Sheet.AA9"/>
      <style:map style:condition="is-true-formula(msoxl:AND(NOT(ISBLANK(Z9)),ISBLANK(AA9)))" style:apply-style-name="cf1" style:base-cell-address="Data_Sheet.AA9"/>
    </style:style>
    <style:style style:name="ce16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</style:style>
    <style:style style:name="ce16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C4)),ISBLANK(AB4)))" style:apply-style-name="cf1" style:base-cell-address="Data_Sheet.AB4"/>
      <style:map style:condition="is-true-formula(msoxl:AND(NOT(ISBLANK(AC4)),ISBLANK(AB4)))" style:apply-style-name="cf1" style:base-cell-address="Data_Sheet.AB4"/>
    </style:style>
    <style:style style:name="ce16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AA4)),ISBLANK(Z4)))" style:apply-style-name="cf1" style:base-cell-address="Data_Sheet.Z4"/>
      <style:map style:condition="is-true-formula(msoxl:AND(NOT(ISBLANK(AA4)),ISBLANK(Z4)))" style:apply-style-name="cf1" style:base-cell-address="Data_Sheet.Z4"/>
    </style:style>
    <style:style style:name="ce16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P5)),ISBLANK(Q5)))" style:apply-style-name="cf1" style:base-cell-address="Data_Sheet.Q5"/>
    </style:style>
    <style:style style:name="ce1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</style:style>
    <style:style style:name="ce1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</style:style>
    <style:style style:name="ce17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</style:style>
    <style:style style:name="ce1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</style:style>
    <style:style style:name="ce1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</style:style>
    <style:style style:name="ce1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</style:style>
    <style:style style:name="ce1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</style:style>
    <style:style style:name="ce1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</style:style>
    <style:style style:name="ce1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</style:style>
    <style:style style:name="ce1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</style:style>
    <style:style style:name="ce1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</style:style>
    <style:style style:name="ce1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</style:style>
    <style:style style:name="ce1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</style:style>
    <style:style style:name="ce1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</style:style>
    <style:style style:name="ce1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</style:style>
    <style:style style:name="ce1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</style:style>
    <style:style style:name="ce1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</style:style>
    <style:style style:name="ce1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</style:style>
    <style:style style:name="ce18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10)),ISBLANK(AC10)))" style:apply-style-name="cf1" style:base-cell-address="Data_Sheet.AC10"/>
      <style:map style:condition="is-true-formula(msoxl:AND(NOT(ISBLANK(AB10)),ISBLANK(AC10)))" style:apply-style-name="cf1" style:base-cell-address="Data_Sheet.AC10"/>
      <style:map style:condition="is-true-formula(msoxl:AND(NOT(ISBLANK(AB10)),ISBLANK(AC10)))" style:apply-style-name="cf1" style:base-cell-address="Data_Sheet.AC10"/>
    </style:style>
    <style:style style:name="ce18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</style:style>
    <style:style style:name="ce19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</style:style>
    <style:style style:name="ce191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9)),ISBLANK(AC9)))" style:apply-style-name="cf1" style:base-cell-address="Data_Sheet.AC9"/>
      <style:map style:condition="is-true-formula(msoxl:AND(NOT(ISBLANK(AB9)),ISBLANK(AC9)))" style:apply-style-name="cf1" style:base-cell-address="Data_Sheet.AC9"/>
      <style:map style:condition="is-true-formula(msoxl:AND(NOT(ISBLANK(AB9)),ISBLANK(AC9)))" style:apply-style-name="cf1" style:base-cell-address="Data_Sheet.AC9"/>
    </style:style>
    <style:style style:name="ce19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 table:condition="cell-content-is-decimal-number() and cell-content()&gt;0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43" table:default-cell-style-name="ce1"/>
        <table:table-row table:style-name="ro1">
          <table:table-cell office:value-type="string" table:number-columns-spanned="1" table:number-rows-spanned="3" table:content-validation-name="val3" table:style-name="ce14">
            <text:p>Organisation name</text:p>
          </table:table-cell>
          <table:table-cell office:value-type="string" table:number-columns-spanned="1" table:number-rows-spanned="3" table:content-validation-name="val3" table:style-name="ce14">
            <text:p>Organisation<text:s/></text:p>
            <text:p>type</text:p>
          </table:table-cell>
          <table:table-cell office:value-type="string" table:number-columns-spanned="1" table:number-rows-spanned="3" table:content-validation-name="val3" table:style-name="ce14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4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" table:style-name="ce1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" table:style-name="ce1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4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4">
            <text:p>Grand Total paybill/staffing (payroll and non-payroll) costs</text:p>
          </table:table-cell>
          <table:table-cell office:value-type="string" table:number-columns-spanned="1" table:number-rows-spanned="3" table:content-validation-name="val3" table:style-name="ce14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4">
            <text:p>Admin officers/admin assistants</text:p>
          </table:table-cell>
          <table:covered-table-cell/>
          <table:table-cell office:value-type="string" table:number-columns-spanned="2" table:number-rows-spanned="1" table:style-name="ce14">
            <text:p>Executive Officers</text:p>
          </table:table-cell>
          <table:covered-table-cell/>
          <table:table-cell office:value-type="string" table:number-columns-spanned="2" table:number-rows-spanned="1" table:style-name="ce14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4">
            <text:p>Grade 6/7</text:p>
          </table:table-cell>
          <table:covered-table-cell/>
          <table:table-cell office:value-type="string" table:number-columns-spanned="2" table:number-rows-spanned="1" table:style-name="ce14">
            <text:p>Senior Civil Service</text:p>
          </table:table-cell>
          <table:covered-table-cell/>
          <table:table-cell office:value-type="string" table:number-columns-spanned="2" table:number-rows-spanned="1" table:style-name="ce14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3" table:style-name="ce14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4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5">
            <text:p>Interim managers</text:p>
          </table:table-cell>
          <table:covered-table-cell/>
          <table:table-cell office:value-type="string" table:number-columns-spanned="2" table:number-rows-spanned="1" table:style-name="ce15">
            <text:p>Specialist Contractors</text:p>
          </table:table-cell>
          <table:covered-table-cell/>
          <table:table-cell office:value-type="string" table:number-columns-spanned="2" table:number-rows-spanned="1" table:style-name="ce15">
            <text:p>Consultants/consultancy</text:p>
          </table:table-cell>
          <table:covered-table-cell/>
          <table:table-cell office:value-type="string" table:number-columns-spanned="2" table:number-rows-spanned="1" table:style-name="ce14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4">
            <text:p>Salary</text:p>
          </table:table-cell>
          <table:table-cell office:value-type="string" table:number-columns-spanned="1" table:number-rows-spanned="2" table:style-name="ce14">
            <text:p>Allowances</text:p>
          </table:table-cell>
          <table:table-cell office:value-type="string" table:number-columns-spanned="1" table:number-rows-spanned="2" table:style-name="ce14">
            <text:p>Non-consolidated performance payments</text:p>
          </table:table-cell>
          <table:table-cell office:value-type="string" table:number-columns-spanned="1" table:number-rows-spanned="2" table:style-name="ce14">
            <text:p>Overtime</text:p>
          </table:table-cell>
          <table:table-cell office:value-type="string" table:number-columns-spanned="1" table:number-rows-spanned="2" table:style-name="ce14">
            <text:p>Employer pension contributions</text:p>
          </table:table-cell>
          <table:table-cell office:value-type="string" table:number-columns-spanned="1" table:number-rows-spanned="2" table:style-name="ce14">
            <text:p>Employer national insurance contributions</text:p>
          </table:table-cell>
          <table:table-cell office:value-type="string" table:number-columns-spanned="1" table:number-rows-spanned="2" table:style-name="ce14">
            <text:p>Total paybill for payroll staff</text:p>
          </table:table-cell>
          <table:table-cell office:value-type="string" table:number-columns-spanned="1" table:number-rows-spanned="2" table:style-name="ce14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4">
            <text:p>Total cost of consultants/</text:p>
            <text:p>consultancy</text:p>
          </table:table-cell>
          <table:table-cell office:value-type="string" table:number-columns-spanned="1" table:number-rows-spanned="2" table:style-name="ce14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3" table:style-name="ce4">
            <text:p>Headcount</text:p>
          </table:table-cell>
          <table:table-cell office:value-type="string" table:content-validation-name="val3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22">
            <text:p>Ministerial Department</text:p>
          </table:table-cell>
          <table:table-cell office:value-type="string" table:style-name="ce23">
            <text:p>Home Office</text:p>
          </table:table-cell>
          <table:table-cell office:value-type="float" office:value="5654" table:style-name="ce25">
            <text:p>5,654</text:p>
          </table:table-cell>
          <table:table-cell office:value-type="float" office:value="5191.0600000000004" table:style-name="ce27">
            <text:p>5,191</text:p>
          </table:table-cell>
          <table:table-cell office:value-type="float" office:value="10179" table:style-name="ce46">
            <text:p>10,179</text:p>
          </table:table-cell>
          <table:table-cell office:value-type="float" office:value="9655.07" table:style-name="ce48">
            <text:p>9,655</text:p>
          </table:table-cell>
          <table:table-cell office:value-type="float" office:value="5702" table:style-name="ce50">
            <text:p>5,702</text:p>
          </table:table-cell>
          <table:table-cell office:value-type="float" office:value="5497.03" table:style-name="ce71">
            <text:p>5,497</text:p>
          </table:table-cell>
          <table:table-cell office:value-type="float" office:value="1747" table:style-name="ce73">
            <text:p>1,747</text:p>
          </table:table-cell>
          <table:table-cell office:value-type="float" office:value="1706.18" table:style-name="ce74">
            <text:p>1,706</text:p>
          </table:table-cell>
          <table:table-cell office:value-type="float" office:value="197" table:style-name="ce88">
            <text:p>197</text:p>
          </table:table-cell>
          <table:table-cell office:value-type="float" office:value="196.18" table:style-name="ce90">
            <text:p>196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23479" table:content-validation-name="val3" table:style-name="ce115">
            <text:p>23,479</text:p>
          </table:table-cell>
          <table:table-cell office:value-type="float" office:value="22245.52" table:content-validation-name="val3" table:style-name="ce117">
            <text:p>22,246</text:p>
          </table:table-cell>
          <table:table-cell office:value-type="float" office:value="2715" table:style-name="ce119">
            <text:p>2,715</text:p>
          </table:table-cell>
          <table:table-cell office:value-type="float" office:value="2549.48" table:style-name="ce139">
            <text:p>2,549</text:p>
          </table:table-cell>
          <table:table-cell office:value-type="float" office:value="0" table:style-name="ce140">
            <text:p>0</text:p>
          </table:table-cell>
          <table:table-cell office:value-type="float" office:value="0" table:style-name="ce142">
            <text:p>0</text:p>
          </table:table-cell>
          <table:table-cell office:value-type="float" office:value="0" table:style-name="ce183">
            <text:p>0</text:p>
          </table:table-cell>
          <table:table-cell office:value-type="float" office:value="0" table:style-name="ce185">
            <text:p>0</text:p>
          </table:table-cell>
          <table:table-cell office:value-type="float" office:value="0" table:style-name="ce186">
            <text:p>0</text:p>
          </table:table-cell>
          <table:table-cell office:value-type="float" office:value="0" table:style-name="ce170">
            <text:p>0</text:p>
          </table:table-cell>
          <table:table-cell office:value-type="float" office:value="2715" table:style-name="ce168">
            <text:p>2,715</text:p>
          </table:table-cell>
          <table:table-cell office:value-type="float" office:value="2549.48" table:style-name="ce172">
            <text:p>2,549</text:p>
          </table:table-cell>
          <table:table-cell office:value-type="float" office:value="26194" table:content-validation-name="val3" table:style-name="ce167">
            <text:p>26,194</text:p>
          </table:table-cell>
          <table:table-cell office:value-type="float" office:value="24795" table:content-validation-name="val3" table:style-name="ce166">
            <text:p>24,795</text:p>
          </table:table-cell>
          <table:table-cell office:value-type="currency" office:value="55990000" table:content-validation-name="val2" table:style-name="ce9">
            <text:p>£55,990,000.00</text:p>
          </table:table-cell>
          <table:table-cell office:value-type="currency" office:value="12159000" table:content-validation-name="val2" table:style-name="ce9">
            <text:p>£12,159,000.00</text:p>
          </table:table-cell>
          <table:table-cell office:value-type="currency" office:value="1763000" table:content-validation-name="val2" table:style-name="ce9">
            <text:p>£1,763,000.00</text:p>
          </table:table-cell>
          <table:table-cell office:value-type="currency" office:value="1579000" table:content-validation-name="val2" table:style-name="ce9">
            <text:p>£1,579,000.00</text:p>
          </table:table-cell>
          <table:table-cell office:value-type="currency" office:value="12261000" table:content-validation-name="val2" table:style-name="ce9">
            <text:p>£12,261,000.00</text:p>
          </table:table-cell>
          <table:table-cell office:value-type="currency" office:value="5662000" table:content-validation-name="val2" table:style-name="ce9">
            <text:p>£5,662,000.00</text:p>
          </table:table-cell>
          <table:table-cell office:value-type="currency" office:value="89414000" table:style-name="ce10">
            <text:p>£89,414,000.00</text:p>
          </table:table-cell>
          <table:table-cell office:value-type="currency" office:value="8278000" table:content-validation-name="val2" table:style-name="ce11">
            <text:p>£8,278,000.00</text:p>
          </table:table-cell>
          <table:table-cell office:value-type="currency" office:value="4610000" table:content-validation-name="val2" table:style-name="ce11">
            <text:p>£4,610,000.00</text:p>
          </table:table-cell>
          <table:table-cell office:value-type="currency" office:value="12888000" table:style-name="ce10">
            <text:p>£12,888,000.00</text:p>
          </table:table-cell>
          <table:table-cell office:value-type="currency" office:value="102302000" table:style-name="ce12">
            <text:p>£102,302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HM Passport Office</text:p>
          </table:table-cell>
          <table:table-cell office:value-type="string" table:style-name="ce22">
            <text:p>Executive Agency</text:p>
          </table:table-cell>
          <table:table-cell office:value-type="string" table:style-name="ce23">
            <text:p>Home Office</text:p>
          </table:table-cell>
          <table:table-cell office:value-type="float" office:value="2266" table:style-name="ce24">
            <text:p>2,266</text:p>
          </table:table-cell>
          <table:table-cell office:value-type="float" office:value="1960.75" table:style-name="ce26">
            <text:p>1,961</text:p>
          </table:table-cell>
          <table:table-cell office:value-type="float" office:value="876" table:style-name="ce47">
            <text:p>876</text:p>
          </table:table-cell>
          <table:table-cell office:value-type="float" office:value="789.15" table:style-name="ce49">
            <text:p>789</text:p>
          </table:table-cell>
          <table:table-cell office:value-type="float" office:value="497" table:style-name="ce51">
            <text:p>497</text:p>
          </table:table-cell>
          <table:table-cell office:value-type="float" office:value="485.88" table:style-name="ce70">
            <text:p>486</text:p>
          </table:table-cell>
          <table:table-cell office:value-type="float" office:value="117" table:style-name="ce72">
            <text:p>117</text:p>
          </table:table-cell>
          <table:table-cell office:value-type="float" office:value="115.82" table:style-name="ce75">
            <text:p>116</text:p>
          </table:table-cell>
          <table:table-cell office:value-type="float" office:value="9" table:style-name="ce89">
            <text:p>9</text:p>
          </table:table-cell>
          <table:table-cell office:value-type="float" office:value="9" table:style-name="ce91">
            <text:p>9</text:p>
          </table:table-cell>
          <table:table-cell office:value-type="float" office:value="0" table:style-name="ce93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3765" table:content-validation-name="val3" table:style-name="ce113">
            <text:p>3,765</text:p>
          </table:table-cell>
          <table:table-cell office:value-type="float" office:value="3360.6000000000004" table:content-validation-name="val3" table:style-name="ce116">
            <text:p>3,361</text:p>
          </table:table-cell>
          <table:table-cell office:value-type="float" office:value="3" table:style-name="ce118">
            <text:p>3</text:p>
          </table:table-cell>
          <table:table-cell office:value-type="float" office:value="2" table:style-name="ce120">
            <text:p>2</text:p>
          </table:table-cell>
          <table:table-cell office:value-type="float" office:value="0" table:style-name="ce141">
            <text:p>0</text:p>
          </table:table-cell>
          <table:table-cell office:value-type="float" office:value="0" table:style-name="ce143">
            <text:p>0</text:p>
          </table:table-cell>
          <table:table-cell office:value-type="float" office:value="0" table:style-name="ce182">
            <text:p>0</text:p>
          </table:table-cell>
          <table:table-cell office:value-type="float" office:value="0" table:style-name="ce184">
            <text:p>0</text:p>
          </table:table-cell>
          <table:table-cell office:value-type="float" office:value="0" table:style-name="ce187">
            <text:p>0</text:p>
          </table:table-cell>
          <table:table-cell office:value-type="float" office:value="0" table:style-name="ce171">
            <text:p>0</text:p>
          </table:table-cell>
          <table:table-cell office:value-type="float" office:value="3" table:style-name="ce113">
            <text:p>3</text:p>
          </table:table-cell>
          <table:table-cell office:value-type="float" office:value="2" table:style-name="ce116">
            <text:p>2</text:p>
          </table:table-cell>
          <table:table-cell office:value-type="float" office:value="3768" table:content-validation-name="val3" table:style-name="ce164">
            <text:p>3,768</text:p>
          </table:table-cell>
          <table:table-cell office:value-type="float" office:value="3362.6000000000004" table:content-validation-name="val3" table:style-name="ce169">
            <text:p>3,363</text:p>
          </table:table-cell>
          <table:table-cell office:value-type="currency" office:value="6146000" table:content-validation-name="val2" table:style-name="ce9">
            <text:p>£6,146,000.00</text:p>
          </table:table-cell>
          <table:table-cell office:value-type="currency" office:value="1747000" table:content-validation-name="val2" table:style-name="ce9">
            <text:p>£1,747,00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841000" table:content-validation-name="val2" table:style-name="ce9">
            <text:p>£841,000.00</text:p>
          </table:table-cell>
          <table:table-cell office:value-type="currency" office:value="1177000" table:content-validation-name="val2" table:style-name="ce9">
            <text:p>£1,177,000.00</text:p>
          </table:table-cell>
          <table:table-cell office:value-type="currency" office:value="506000" table:content-validation-name="val2" table:style-name="ce9">
            <text:p>£506,000.00</text:p>
          </table:table-cell>
          <table:table-cell office:value-type="currency" office:value="10417000" table:style-name="ce10">
            <text:p>£10,417,000.00</text:p>
          </table:table-cell>
          <table:table-cell office:value-type="currency" office:value="68000" table:content-validation-name="val2" table:style-name="ce11">
            <text:p>£68,000.00</text:p>
          </table:table-cell>
          <table:table-cell office:value-type="currency" office:value="28000" table:content-validation-name="val2" table:style-name="ce11">
            <text:p>£28,000.00</text:p>
          </table:table-cell>
          <table:table-cell office:value-type="currency" office:value="96000" table:style-name="ce10">
            <text:p>£96,000.00</text:p>
          </table:table-cell>
          <table:table-cell office:value-type="currency" office:value="10513000" table:style-name="ce12">
            <text:p>£10,513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National Fraud Authority</text:p>
          </table:table-cell>
          <table:table-cell office:value-type="string" table:style-name="ce17">
            <text:p>Executive Agency</text:p>
          </table:table-cell>
          <table:table-cell office:value-type="string" table:style-name="ce18">
            <text:p>Home Office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2" table:style-name="ce43">
            <text:p>2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83">
            <text:p>1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102">
            <text:p>0</text:p>
          </table:table-cell>
          <table:table-cell office:value-type="float" office:value="0" table:style-name="ce104">
            <text:p>0</text:p>
          </table:table-cell>
          <table:table-cell office:value-type="float" office:value="3" table:content-validation-name="val3" table:style-name="ce113">
            <text:p>3</text:p>
          </table:table-cell>
          <table:table-cell office:value-type="float" office:value="3" table:content-validation-name="val3" table:style-name="ce105">
            <text:p>3</text:p>
          </table:table-cell>
          <table:table-cell office:value-type="float" office:value="7" table:style-name="ce128">
            <text:p>7</text:p>
          </table:table-cell>
          <table:table-cell office:value-type="float" office:value="6" table:style-name="ce129">
            <text:p>6</text:p>
          </table:table-cell>
          <table:table-cell office:value-type="float" office:value="0" table:style-name="ce131">
            <text:p>0</text:p>
          </table:table-cell>
          <table:table-cell office:value-type="float" office:value="0" table:style-name="ce145">
            <text:p>0</text:p>
          </table:table-cell>
          <table:table-cell office:value-type="float" office:value="0" table:style-name="ce146">
            <text:p>0</text:p>
          </table:table-cell>
          <table:table-cell office:value-type="float" office:value="0" table:style-name="ce147">
            <text:p>0</text:p>
          </table:table-cell>
          <table:table-cell office:value-type="float" office:value="0" table:style-name="ce152">
            <text:p>0</text:p>
          </table:table-cell>
          <table:table-cell office:value-type="float" office:value="0" table:style-name="ce150">
            <text:p>0</text:p>
          </table:table-cell>
          <table:table-cell office:value-type="float" office:value="7" table:style-name="ce113">
            <text:p>7</text:p>
          </table:table-cell>
          <table:table-cell office:value-type="float" office:value="6" table:style-name="ce162">
            <text:p>6</text:p>
          </table:table-cell>
          <table:table-cell office:value-type="float" office:value="10" table:content-validation-name="val3" table:style-name="ce164">
            <text:p>10</text:p>
          </table:table-cell>
          <table:table-cell office:value-type="float" office:value="9" table:content-validation-name="val3" table:style-name="ce192">
            <text:p>9</text:p>
          </table:table-cell>
          <table:table-cell office:value-type="currency" office:value="36000" table:content-validation-name="val2" table:style-name="ce9">
            <text:p>£36,000.00</text:p>
          </table:table-cell>
          <table:table-cell office:value-type="currency" office:value="10000" table:content-validation-name="val2" table:style-name="ce9">
            <text:p>£10,00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8000" table:content-validation-name="val2" table:style-name="ce9">
            <text:p>£8,000.00</text:p>
          </table:table-cell>
          <table:table-cell office:value-type="currency" office:value="5000" table:content-validation-name="val2" table:style-name="ce9">
            <text:p>£5,000.00</text:p>
          </table:table-cell>
          <table:table-cell office:value-type="currency" office:value="59000" table:style-name="ce10">
            <text:p>£59,000.00</text:p>
          </table:table-cell>
          <table:table-cell office:value-type="currency" office:value="14000" table:content-validation-name="val2" table:style-name="ce11">
            <text:p>£14,00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14000" table:style-name="ce10">
            <text:p>£14,000.00</text:p>
          </table:table-cell>
          <table:table-cell office:value-type="currency" office:value="73000" table:style-name="ce12">
            <text:p>£73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16">
            <text:p>Crown Non Departmental Public Body</text:p>
          </table:table-cell>
          <table:table-cell office:value-type="string" table:style-name="ce19">
            <text:p>Home Office</text:p>
          </table:table-cell>
          <table:table-cell office:value-type="float" office:value="272" table:style-name="ce21">
            <text:p>272</text:p>
          </table:table-cell>
          <table:table-cell office:value-type="float" office:value="244.22" table:style-name="ce40">
            <text:p>244</text:p>
          </table:table-cell>
          <table:table-cell office:value-type="float" office:value="196" table:style-name="ce42">
            <text:p>196</text:p>
          </table:table-cell>
          <table:table-cell office:value-type="float" office:value="183.5" table:style-name="ce45">
            <text:p>184</text:p>
          </table:table-cell>
          <table:table-cell office:value-type="float" office:value="242" table:style-name="ce59">
            <text:p>242</text:p>
          </table:table-cell>
          <table:table-cell office:value-type="float" office:value="233.09" table:style-name="ce61">
            <text:p>233</text:p>
          </table:table-cell>
          <table:table-cell office:value-type="float" office:value="31" table:style-name="ce63">
            <text:p>31</text:p>
          </table:table-cell>
          <table:table-cell office:value-type="float" office:value="29.3" table:style-name="ce82">
            <text:p>29</text:p>
          </table:table-cell>
          <table:table-cell office:value-type="float" office:value="5" table:style-name="ce84">
            <text:p>5</text:p>
          </table:table-cell>
          <table:table-cell office:value-type="float" office:value="4.97" table:style-name="ce87">
            <text:p>5</text:p>
          </table:table-cell>
          <table:table-cell office:value-type="float" office:value="4" table:style-name="ce101">
            <text:p>4</text:p>
          </table:table-cell>
          <table:table-cell office:value-type="float" office:value="4" table:style-name="ce103">
            <text:p>4</text:p>
          </table:table-cell>
          <table:table-cell office:value-type="float" office:value="750" table:content-validation-name="val3" table:style-name="ce113">
            <text:p>750</text:p>
          </table:table-cell>
          <table:table-cell office:value-type="float" office:value="699.08" table:content-validation-name="val3" table:style-name="ce106">
            <text:p>699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30">
            <text:p>0</text:p>
          </table:table-cell>
          <table:table-cell office:value-type="float" office:value="0" table:style-name="ce132">
            <text:p>0</text:p>
          </table:table-cell>
          <table:table-cell office:value-type="float" office:value="0" table:style-name="ce144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19" table:style-name="ce153">
            <text:p>19</text:p>
          </table:table-cell>
          <table:table-cell office:value-type="float" office:value="19" table:style-name="ce151">
            <text:p>19</text:p>
          </table:table-cell>
          <table:table-cell office:value-type="float" office:value="19" table:style-name="ce113">
            <text:p>19</text:p>
          </table:table-cell>
          <table:table-cell office:value-type="float" office:value="19" table:style-name="ce163">
            <text:p>19</text:p>
          </table:table-cell>
          <table:table-cell office:value-type="float" office:value="769" table:content-validation-name="val3" table:style-name="ce164">
            <text:p>769</text:p>
          </table:table-cell>
          <table:table-cell office:value-type="float" office:value="718.08" table:content-validation-name="val3" table:style-name="ce189">
            <text:p>718</text:p>
          </table:table-cell>
          <table:table-cell office:value-type="currency" office:value="1445135.38" table:content-validation-name="val1" table:style-name="ce9">
            <text:p>£1,445,135.38</text:p>
          </table:table-cell>
          <table:table-cell office:value-type="currency" office:value="0" table:content-validation-name="val1" table:style-name="ce9">
            <text:p>£0.00</text:p>
          </table:table-cell>
          <table:table-cell office:value-type="currency" office:value="0" table:content-validation-name="val1" table:style-name="ce9">
            <text:p>£0.00</text:p>
          </table:table-cell>
          <table:table-cell office:value-type="currency" office:value="34759.51" table:content-validation-name="val1" table:style-name="ce9">
            <text:p>£34,759.51</text:p>
          </table:table-cell>
          <table:table-cell office:value-type="currency" office:value="265555.45" table:content-validation-name="val1" table:style-name="ce9">
            <text:p>£265,555.45</text:p>
          </table:table-cell>
          <table:table-cell office:value-type="currency" office:value="103738.84" table:content-validation-name="val1" table:style-name="ce9">
            <text:p>£103,738.84</text:p>
          </table:table-cell>
          <table:table-cell office:value-type="currency" office:value="1849189.18" table:style-name="ce10">
            <text:p>£1,849,189.18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158278.09" table:content-validation-name="val2" table:style-name="ce11">
            <text:p>£158,278.09</text:p>
          </table:table-cell>
          <table:table-cell office:value-type="currency" office:value="158278.09" table:style-name="ce10">
            <text:p>£158,278.09</text:p>
          </table:table-cell>
          <table:table-cell office:value-type="currency" office:value="2007467.27" table:style-name="ce12">
            <text:p>£2,007,467.27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29">
            <text:p>Executive Non-Departmental Public Body</text:p>
          </table:table-cell>
          <table:table-cell office:value-type="string" table:style-name="ce33">
            <text:p>Home Office</text:p>
          </table:table-cell>
          <table:table-cell office:value-type="float" office:value="37" table:style-name="ce35">
            <text:p>37</text:p>
          </table:table-cell>
          <table:table-cell office:value-type="float" office:value="35.216100000000004" table:style-name="ce37">
            <text:p>35</text:p>
          </table:table-cell>
          <table:table-cell office:value-type="float" office:value="44" table:style-name="ce53">
            <text:p>44</text:p>
          </table:table-cell>
          <table:table-cell office:value-type="float" office:value="43.337800000000001" table:style-name="ce55">
            <text:p>43</text:p>
          </table:table-cell>
          <table:table-cell office:value-type="float" office:value="414" table:style-name="ce65">
            <text:p>414</text:p>
          </table:table-cell>
          <table:table-cell office:value-type="float" office:value="407.17070000000001" table:style-name="ce67">
            <text:p>407</text:p>
          </table:table-cell>
          <table:table-cell office:value-type="float" office:value="41" table:style-name="ce77">
            <text:p>41</text:p>
          </table:table-cell>
          <table:table-cell office:value-type="float" office:value="40.9054" table:style-name="ce79">
            <text:p>41</text:p>
          </table:table-cell>
          <table:table-cell office:value-type="float" office:value="5" table:style-name="ce96">
            <text:p>5</text:p>
          </table:table-cell>
          <table:table-cell office:value-type="float" office:value="5" table:style-name="ce98">
            <text:p>5</text:p>
          </table:table-cell>
          <table:table-cell office:value-type="float" office:value="0" table:style-name="ce108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541" table:content-validation-name="val3" table:style-name="ce113">
            <text:p>541</text:p>
          </table:table-cell>
          <table:table-cell office:value-type="float" office:value="531.63" table:content-validation-name="val3" table:style-name="ce126">
            <text:p>532</text:p>
          </table:table-cell>
          <table:table-cell office:value-type="float" office:value="28" table:style-name="ce134">
            <text:p>28</text:p>
          </table:table-cell>
          <table:table-cell office:value-type="float" office:value="28" table:style-name="ce135">
            <text:p>28</text:p>
          </table:table-cell>
          <table:table-cell office:value-type="float" office:value="0" table:style-name="ce137">
            <text:p>0</text:p>
          </table:table-cell>
          <table:table-cell office:value-type="float" office:value="0" table:style-name="ce154">
            <text:p>0</text:p>
          </table:table-cell>
          <table:table-cell office:value-type="float" office:value="1" table:style-name="ce159">
            <text:p>1</text:p>
          </table:table-cell>
          <table:table-cell office:value-type="float" office:value="1" table:style-name="ce173">
            <text:p>1</text:p>
          </table:table-cell>
          <table:table-cell office:value-type="float" office:value="0" table:style-name="ce180">
            <text:p>0</text:p>
          </table:table-cell>
          <table:table-cell office:value-type="float" office:value="0" table:style-name="ce177">
            <text:p>0</text:p>
          </table:table-cell>
          <table:table-cell office:value-type="float" office:value="29" table:style-name="ce113">
            <text:p>29</text:p>
          </table:table-cell>
          <table:table-cell office:value-type="float" office:value="29" table:style-name="ce160">
            <text:p>29</text:p>
          </table:table-cell>
          <table:table-cell office:value-type="float" office:value="570" table:content-validation-name="val3" table:style-name="ce164">
            <text:p>570</text:p>
          </table:table-cell>
          <table:table-cell office:value-type="float" office:value="560.63" table:content-validation-name="val3" table:style-name="ce190">
            <text:p>561</text:p>
          </table:table-cell>
          <table:table-cell office:value-type="currency" office:value="1409359.22" table:content-validation-name="val2" table:style-name="ce9">
            <text:p>£1,409,359.22</text:p>
          </table:table-cell>
          <table:table-cell office:value-type="currency" office:value="231510.6" table:content-validation-name="val2" table:style-name="ce9">
            <text:p>£231,510.6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52765" table:content-validation-name="val2" table:style-name="ce9">
            <text:p>£52,765.00</text:p>
          </table:table-cell>
          <table:table-cell office:value-type="currency" office:value="275625.68" table:content-validation-name="val2" table:style-name="ce9">
            <text:p>£275,625.68</text:p>
          </table:table-cell>
          <table:table-cell office:value-type="currency" office:value="129928.13" table:content-validation-name="val2" table:style-name="ce9">
            <text:p>£129,928.13</text:p>
          </table:table-cell>
          <table:table-cell office:value-type="currency" office:value="2099188.63" table:style-name="ce10">
            <text:p>£2,099,188.63</text:p>
          </table:table-cell>
          <table:table-cell office:value-type="currency" office:value="263267" table:content-validation-name="val2" table:style-name="ce11">
            <text:p>£263,267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263267" table:style-name="ce10">
            <text:p>£263,267.00</text:p>
          </table:table-cell>
          <table:table-cell office:value-type="currency" office:value="2362455.63" table:style-name="ce12">
            <text:p>£2,362,455.63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30">
            <text:p>Executive Non-Departmental Public Body</text:p>
          </table:table-cell>
          <table:table-cell office:value-type="string" table:style-name="ce31">
            <text:p>Home Office</text:p>
          </table:table-cell>
          <table:table-cell office:value-type="float" office:value="12" table:style-name="ce34">
            <text:p>12</text:p>
          </table:table-cell>
          <table:table-cell office:value-type="float" office:value="11" table:style-name="ce38">
            <text:p>11</text:p>
          </table:table-cell>
          <table:table-cell office:value-type="float" office:value="9" table:style-name="ce52">
            <text:p>9</text:p>
          </table:table-cell>
          <table:table-cell office:value-type="float" office:value="9" table:style-name="ce56">
            <text:p>9</text:p>
          </table:table-cell>
          <table:table-cell office:value-type="float" office:value="37" table:style-name="ce64">
            <text:p>37</text:p>
          </table:table-cell>
          <table:table-cell office:value-type="float" office:value="36" table:style-name="ce68">
            <text:p>36</text:p>
          </table:table-cell>
          <table:table-cell office:value-type="float" office:value="2" table:style-name="ce76">
            <text:p>2</text:p>
          </table:table-cell>
          <table:table-cell office:value-type="float" office:value="1.8" table:style-name="ce80">
            <text:p>2</text:p>
          </table:table-cell>
          <table:table-cell office:value-type="float" office:value="1" table:style-name="ce95">
            <text:p>1</text:p>
          </table:table-cell>
          <table:table-cell office:value-type="float" office:value="0.6" table:style-name="ce99">
            <text:p>1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61" table:content-validation-name="val3" table:style-name="ce113">
            <text:p>61</text:p>
          </table:table-cell>
          <table:table-cell office:value-type="float" office:value="58.4" table:content-validation-name="val3" table:style-name="ce121">
            <text:p>58</text:p>
          </table:table-cell>
          <table:table-cell office:value-type="float" office:value="0" table:style-name="ce133">
            <text:p>0</text:p>
          </table:table-cell>
          <table:table-cell office:value-type="float" office:value="0" table:style-name="ce122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75">
            <text:p>0</text:p>
          </table:table-cell>
          <table:table-cell office:value-type="float" office:value="0" table:style-name="ce181">
            <text:p>0</text:p>
          </table:table-cell>
          <table:table-cell office:value-type="float" office:value="0" table:style-name="ce178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65">
            <text:p>0</text:p>
          </table:table-cell>
          <table:table-cell office:value-type="float" office:value="61" table:content-validation-name="val3" table:style-name="ce164">
            <text:p>61</text:p>
          </table:table-cell>
          <table:table-cell office:value-type="float" office:value="58.4" table:content-validation-name="val3" table:style-name="ce191">
            <text:p>58</text:p>
          </table:table-cell>
          <table:table-cell office:value-type="currency" office:value="168990" table:content-validation-name="val2" table:style-name="ce9">
            <text:p>£168,990.00</text:p>
          </table:table-cell>
          <table:table-cell office:value-type="currency" office:value="256" table:content-validation-name="val2" table:style-name="ce9">
            <text:p>£256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30186" table:content-validation-name="val2" table:style-name="ce9">
            <text:p>£30,186.00</text:p>
          </table:table-cell>
          <table:table-cell office:value-type="currency" office:value="13961" table:content-validation-name="val2" table:style-name="ce9">
            <text:p>£13,961.00</text:p>
          </table:table-cell>
          <table:table-cell office:value-type="currency" office:value="213393" table:style-name="ce10">
            <text:p>£213,393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13393" table:style-name="ce12">
            <text:p>£213,393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28">
            <text:p>Executive Non-Departmental Public Body</text:p>
          </table:table-cell>
          <table:table-cell office:value-type="string" table:style-name="ce32">
            <text:p>Home Office</text:p>
          </table:table-cell>
          <table:table-cell office:value-type="float" office:value="35" table:style-name="ce36">
            <text:p>35</text:p>
          </table:table-cell>
          <table:table-cell office:value-type="float" office:value="34.4" table:style-name="ce39">
            <text:p>34</text:p>
          </table:table-cell>
          <table:table-cell office:value-type="float" office:value="19" table:style-name="ce54">
            <text:p>19</text:p>
          </table:table-cell>
          <table:table-cell office:value-type="float" office:value="19" table:style-name="ce57">
            <text:p>19</text:p>
          </table:table-cell>
          <table:table-cell office:value-type="float" office:value="94" table:style-name="ce66">
            <text:p>94</text:p>
          </table:table-cell>
          <table:table-cell office:value-type="float" office:value="93.6" table:style-name="ce69">
            <text:p>94</text:p>
          </table:table-cell>
          <table:table-cell office:value-type="float" office:value="17" table:style-name="ce78">
            <text:p>17</text:p>
          </table:table-cell>
          <table:table-cell office:value-type="float" office:value="16.600000000000001" table:style-name="ce81">
            <text:p>17</text:p>
          </table:table-cell>
          <table:table-cell office:value-type="float" office:value="4" table:style-name="ce97">
            <text:p>4</text:p>
          </table:table-cell>
          <table:table-cell office:value-type="float" office:value="4" table:style-name="ce100">
            <text:p>4</text:p>
          </table:table-cell>
          <table:table-cell office:value-type="float" office:value="8" table:style-name="ce109">
            <text:p>8</text:p>
          </table:table-cell>
          <table:table-cell office:value-type="float" office:value="0.6" table:style-name="ce112">
            <text:p>1</text:p>
          </table:table-cell>
          <table:table-cell office:value-type="float" office:value="177" table:content-validation-name="val3" table:style-name="ce113">
            <text:p>177</text:p>
          </table:table-cell>
          <table:table-cell office:value-type="float" office:value="168.2" table:content-validation-name="val3" table:style-name="ce125">
            <text:p>168</text:p>
          </table:table-cell>
          <table:table-cell office:value-type="float" office:value="2" table:style-name="ce124">
            <text:p>2</text:p>
          </table:table-cell>
          <table:table-cell office:value-type="float" office:value="2" table:style-name="ce123">
            <text:p>2</text:p>
          </table:table-cell>
          <table:table-cell office:value-type="float" office:value="13" table:style-name="ce136">
            <text:p>13</text:p>
          </table:table-cell>
          <table:table-cell office:value-type="float" office:value="12.4" table:style-name="ce156">
            <text:p>12</text:p>
          </table:table-cell>
          <table:table-cell office:value-type="float" office:value="0" table:style-name="ce157">
            <text:p>0</text:p>
          </table:table-cell>
          <table:table-cell office:value-type="float" office:value="0" table:style-name="ce174">
            <text:p>0</text:p>
          </table:table-cell>
          <table:table-cell office:value-type="float" office:value="0" table:style-name="ce179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5" table:style-name="ce113">
            <text:p>15</text:p>
          </table:table-cell>
          <table:table-cell office:value-type="float" office:value="14.4" table:style-name="ce161">
            <text:p>14</text:p>
          </table:table-cell>
          <table:table-cell office:value-type="float" office:value="192" table:content-validation-name="val3" table:style-name="ce164">
            <text:p>192</text:p>
          </table:table-cell>
          <table:table-cell office:value-type="float" office:value="182.6" table:content-validation-name="val3" table:style-name="ce188">
            <text:p>183</text:p>
          </table:table-cell>
          <table:table-cell office:value-type="currency" office:value="490678.22" table:content-validation-name="val1" table:style-name="ce9">
            <text:p>£490,678.22</text:p>
          </table:table-cell>
          <table:table-cell office:value-type="currency" office:value="55348.45" table:content-validation-name="val1" table:style-name="ce9">
            <text:p>£55,348.45</text:p>
          </table:table-cell>
          <table:table-cell office:value-type="currency" office:value="0" table:content-validation-name="val1" table:style-name="ce9">
            <text:p>£0.00</text:p>
          </table:table-cell>
          <table:table-cell office:value-type="currency" office:value="3367.02" table:content-validation-name="val1" table:style-name="ce9">
            <text:p>£3,367.02</text:p>
          </table:table-cell>
          <table:table-cell office:value-type="currency" office:value="96628.64" table:content-validation-name="val1" table:style-name="ce9">
            <text:p>£96,628.64</text:p>
          </table:table-cell>
          <table:table-cell office:value-type="currency" office:value="48268.54" table:content-validation-name="val1" table:style-name="ce9">
            <text:p>£48,268.54</text:p>
          </table:table-cell>
          <table:table-cell office:value-type="currency" office:value="694290.87" table:style-name="ce10">
            <text:p>£694,290.87</text:p>
          </table:table-cell>
          <table:table-cell office:value-type="currency" office:value="160543.04000000001" table:content-validation-name="val1" table:style-name="ce11">
            <text:p>£160,543.04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160543.04000000001" table:style-name="ce10">
            <text:p>£160,543.04</text:p>
          </table:table-cell>
          <table:table-cell office:value-type="currency" office:value="854833.91" table:style-name="ce12">
            <text:p>£854,833.91</text:p>
          </table:table-cell>
          <table:table-cell table:content-validation-name="val3" table:style-name="ce13"/>
          <table:table-cell table:number-columns-repeated="16343"/>
        </table:table-row>
        <table:table-row table:number-rows-repeated="104856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Jane Evans</dc:creator>
    <meta:creation-date>2012-07-18T14:50:11Z</meta:creation-date>
    <dc:date>2014-05-13T14:03:54Z</dc:date>
  </office:meta>
</office:document-meta>
</file>